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style:font-name="Poppins" fo:font-size="11.25pt" fo:letter-spacing="normal" fo:font-style="normal" fo:font-weight="bold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3a3c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padding="0.0193in" fo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 к текстам:</text:p>
      <text:p text:style-name="P2">1. Что, согласно Ф. Фукуяме, является источником социальной динамики? Почему она должна остановиться?</text:p>
      <text:p text:style-name="P2"/>
      <text:p text:style-name="P2">Фрэнсис Фукуяма - это американский политолог и философ, который в своих работах утверждает, что источником социальной динамики является борьба за признание. По мнению Фукуямы, люди стремятся не только к материальным благам, но и к признанию своей личности и своих ценностей со стороны других людей и общества в целом.</text:p>
      <text:p text:style-name="P3">Социальная динамика возникает из-за конфликта между разными группами, которые борются за признание своей уникальности и ценностей. Этот конфликт может приводить к изменениям в обществе, таким как социальные движения, революции и изменения в культуре.</text:p>
      <text:p text:style-name="P3">Однако, согласно Фукуяме, эта социальная динамика должна остановиться, когда общество достигает уровня универсальных ценностей и признания уникальности каждого индивидуума. Он утверждает, что такой уровень был достигнут в западных демократиях, где основными ценностями являются свобода, равенство и права человека.</text:p>
      <text:p text:style-name="P3">По мнению Фукуямы, если общество достигнет универсальных ценностей и признания, то социальная динамика должна остановиться, и люди должны будут работать вместе для улучшения общества в целом. Однако, многие критики Фукуямы утверждают, что такой уровень универсальных ценностей еще не достигнут во всем мире и что социальная динамика все еще является важным аспектом жизни в многих обществах.</text:p>
      <text:p text:style-name="P2"/>
      <text:p text:style-name="P2">2. Как Ф. Фукуяма характеризует общество постистории?</text:p>
      <text:p text:style-name="P2"/>
      <text:p text:style-name="P2">Фрэнсис Фукуяма в своей работе "Конец истории и последний человек" характеризует общество постистории как общество, достигшее конца истории в смысле идеологической борьбы и построившее универсальную демократическую модель, в которой ценности свободы, равенства и прав человека признаются всеми.</text:p>
      <text:p text:style-name="P3">По мнению Фукуямы, общество постистории будет организовано на основе рыночной экономики и демократического правления, и будет характеризоваться высоким уровнем процветания, индивидуальной свободы и разнообразия. Он также предсказывает, что в обществе постистории не будет больше идеологических конфликтов и войн, так как все страны будут придерживаться демократических принципов и рыночной экономики.</text:p>
      <text:p text:style-name="P3">Однако, Фукуяма признает, что общество постистории может столкнуться с проблемами, такими как нарастающее неравенство и социальные конфликты, которые могут возникнуть из-за различий в культуре, религии и идеологии. Тем не менее, он утверждает, что эти проблемы можно решить путем продвижения универсальных ценностей и признания уникальности каждого индивидуума.</text:p>
      <text:p text:style-name="P2"><text:soft-page-break/></text:p>
      <text:p text:style-name="P2">3. Что С. Хантингтон считает главным фактором выделения цивилизаций в современном мире?</text:p>
      <text:p text:style-name="P2"/>
      <text:p text:style-name="P2">Согласно Сэмюэлю Хантингтону, главным фактором выделения цивилизаций в современном мире является культурная и религиозная идентичность. Он утверждает, что в мире существует несколько основных цивилизаций, каждая из которых имеет свою уникальную культурную и религиозную идентичность, которая формируется на основе исторических, географических и других факторов.</text:p>
      <text:p text:style-name="P3">Хантингтон утверждает, что в современном мире возрастает значимость этой идентичности, поскольку она становится важнее государственной принадлежности и классовой принадлежности. Он также указывает на то, что конфликты между цивилизациями могут быть более важными и длительными, чем конфликты между государствами.</text:p>
      <text:p text:style-name="P3">Хантингтон подчеркивает, что конфликты между цивилизациями не являются неизбежными, но они могут возникать в результате соперничества между различными культурными и религиозными идентичностями. Он призывает к тому, чтобы страны и народы уважали культурные различия и сотрудничали в рамках уважения друг к другу.</text:p>
      <text:p text:style-name="P2"/>
      <text:p text:style-name="P2">4. Чем, по С. Хантингтону, обусловлен феномен «расколотых стран»?</text:p>
      <text:p text:style-name="P2"/>
      <text:p text:style-name="P2">По мнению Сэмюэля Хантингтона, феномен "расколотых стран" обусловлен главным образом различиями в культуре и цивилизации. Он утверждает, что в мире существуют разные цивилизации с разными культурными и религиозными традициями, которые определяют основные ценности и убеждения людей.</text:p>
      <text:p text:style-name="P3">Когда эти ценности и убеждения сталкиваются с влиянием других культур и цивилизаций, возникают конфликты и напряженность, которые могут привести к разделению стран на различные лагери. Это может происходить как внутри страны, так и между странами.</text:p>
      <text:p text:style-name="P3">Хантингтон подчеркивает, что конфликты на основе культурных и религиозных различий являются более глубокими и длительными, чем конфликты на основе идеологических различий, поскольку они касаются основных убеждений и ценностей людей. В результате, если различные культурные и религиозные группы не смогут найти компромисс и уважать друг друга, это может привести к разделению стран на несколько частей, что и является феноменом "расколотых стран"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4:57:10.937235477</meta:creation-date>
    <meta:generator>LibreOffice/7.4.6.2$Linux_X86_64 LibreOffice_project/40$Build-2</meta:generator>
    <dc:date>2023-04-17T15:01:42.315295681</dc:date>
    <meta:editing-duration>PT4M27S</meta:editing-duration>
    <meta:editing-cycles>8</meta:editing-cycles>
    <meta:document-statistic meta:table-count="0" meta:image-count="0" meta:object-count="0" meta:page-count="2" meta:paragraph-count="18" meta:word-count="603" meta:character-count="4610" meta:non-whitespace-character-count="4025"/>
  </office:meta>
</office:document-meta>
</file>